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80428D2A475F90CD5E.png" manifest:media-type="image/png"/>
  <manifest:file-entry manifest:full-path="Pictures/1000020100000083000000A649743B19A99D461D.png" manifest:media-type="image/png"/>
  <manifest:file-entry manifest:full-path="Pictures/1000020100000083000000A2FB99DA19CC8A5A08.png" manifest:media-type="image/png"/>
  <manifest:file-entry manifest:full-path="Pictures/10000201000000FC000000D59A623FCC04CE960B.png" manifest:media-type="image/png"/>
  <manifest:file-entry manifest:full-path="Pictures/10000201000000680000007D5C66F237A55B5B4F.png" manifest:media-type="image/png"/>
  <manifest:file-entry manifest:full-path="Pictures/10000201000000680000007F599267E262F211EA.png" manifest:media-type="image/png"/>
  <manifest:file-entry manifest:full-path="Pictures/10000201000000680000007D53A686233D750732.png" manifest:media-type="image/png"/>
  <manifest:file-entry manifest:full-path="Pictures/10000201000000680000008137AC9DE79B0CF759.png" manifest:media-type="image/png"/>
  <manifest:file-entry manifest:full-path="Pictures/10000201000000680000007F539BCCDBB59257D1.png" manifest:media-type="image/png"/>
  <manifest:file-entry manifest:full-path="Pictures/1000020100000068000000828760D6ECEFAA2B51.png" manifest:media-type="image/png"/>
  <manifest:file-entry manifest:full-path="Pictures/10000201000000680000007DDAB4B840A856EC01.png" manifest:media-type="image/png"/>
  <manifest:file-entry manifest:full-path="Pictures/10000201000000680000007F5ADF19C7546AF06D.png" manifest:media-type="image/png"/>
  <manifest:file-entry manifest:full-path="Pictures/1000020100000083000000A2F5B58175F331B0D6.png" manifest:media-type="image/png"/>
  <manifest:file-entry manifest:full-path="Pictures/10000201000000680000007D93315DBE6D9C524D.png" manifest:media-type="image/png"/>
  <manifest:file-entry manifest:full-path="Pictures/10000201000000680000007F39D4BFD6BB7530A3.png" manifest:media-type="image/png"/>
  <manifest:file-entry manifest:full-path="Pictures/1000020100000068000000800C9CAA77014EBB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39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7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79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2.29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05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Long_20_Dash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1cm"/>
      <style:paragraph-properties style:writing-mode="lr-tb"/>
    </style:style>
    <style:style style:name="gr19" style:family="graphic" style:parent-style-name="standard">
      <style:graphic-properties draw:stroke="none" draw:fill="none" fo:min-height="0.712cm"/>
      <style:paragraph-properties style:writing-mode="lr-tb"/>
    </style:style>
    <style:style style:name="gr20" style:family="graphic" style:parent-style-name="standard">
      <style:graphic-properties draw:stroke="none" draw:fill="none" fo:min-height="1.34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loext:graphic-properties draw:fill="solid" draw:fill-color="#808080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808080"/>
      <style:paragraph-properties style:writing-mode="lr-tb"/>
      <style:text-properties fo:color="#ffffff" loext:opacity="100%"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style:font-size-asian="17pt" style:font-size-complex="17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line-through-style="solid" style:text-line-through-type="single" fo:font-size="10pt" style:font-size-asian="10pt" style:font-size-complex="10pt"/>
    </style:style>
    <style:style style:name="T7" style:family="text">
      <style:text-properties style:text-line-through-style="none" style:text-line-through-type="none" fo:font-size="10pt" style:font-size-asian="10pt" style:font-size-complex="10pt"/>
    </style:style>
    <style:style style:name="T8" style:family="text">
      <style:text-properties fo:font-size="18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5.755cm" svg:x="22.613cm" svg:y="13.13cm">
          <draw:image xlink:href="Pictures/10000201000000FC000000D59A623FCC04CE960B.png" xlink:type="simple" xlink:show="embed" xlink:actuate="onLoad" draw:mime-type="image/png">
            <text:p/>
          </draw:image>
        </draw:frame>
        <draw:frame draw:style-name="gr2" draw:text-style-name="P2" draw:layer="layout" svg:width="2.75cm" svg:height="0.839cm" svg:x="1.892cm" svg:y="18.496cm">
          <draw:text-box>
            <text:p><text:span text:style-name="T1">Budapest</text:span></text:p>
          </draw:text-box>
        </draw:frame>
        <draw:frame draw:style-name="gr3" draw:text-style-name="P2" draw:layer="layout" svg:width="1.429cm" svg:height="0.839cm" svg:x="6.741cm" svg:y="18.496cm">
          <draw:text-box>
            <text:p><text:span text:style-name="T1">LTS</text:span></text:p>
          </draw:text-box>
        </draw:frame>
        <draw:frame draw:style-name="gr4" draw:text-style-name="P2" draw:layer="layout" svg:width="2.572cm" svg:height="0.839cm" svg:x="14.805cm" svg:y="18.496cm">
          <draw:text-box>
            <text:p><text:span text:style-name="T1">Sherlock</text:span></text:p>
          </draw:text-box>
        </draw:frame>
        <draw:frame draw:style-name="gr5" draw:text-style-name="P4" draw:layer="layout" svg:width="3.175cm" svg:height="0.839cm" svg:x="19.415cm" svg:y="18.496cm">
          <draw:text-box>
            <text:p text:style-name="P3"><text:span text:style-name="T1">N=20</text:span></text:p>
          </draw:text-box>
        </draw:frame>
        <draw:frame draw:style-name="gr6" draw:text-style-name="P5" draw:layer="layout" svg:width="2.403cm" svg:height="0.806cm" svg:x="1.085cm" svg:y="1.717cm">
          <draw:text-box>
            <text:p><text:span text:style-name="T2">Building</text:span><text:span text:style-name="T3"> </text:span></text:p>
          </draw:text-box>
        </draw:frame>
        <draw:frame draw:style-name="gr7" draw:text-style-name="P2" draw:layer="layout" svg:width="4.879cm" svg:height="0.839cm" svg:x="9.305cm" svg:y="18.496cm">
          <draw:text-box>
            <text:p><text:span text:style-name="T1">500daysofsummer</text:span></text:p>
          </draw:text-box>
        </draw:frame>
        <draw:frame draw:style-name="gr8" draw:text-style-name="P6" draw:layer="layout" svg:width="2.792cm" svg:height="0.806cm" svg:x="1.085cm" svg:y="12.795cm">
          <draw:text-box>
            <text:p><text:span text:style-name="T2">Loudness </text:span></text:p>
          </draw:text-box>
        </draw:frame>
        <draw:frame draw:style-name="gr9" draw:text-style-name="P6" draw:layer="layout" svg:width="1.556cm" svg:height="0.806cm" svg:x="1.085cm" svg:y="7.244cm">
          <draw:text-box>
            <text:p><text:span text:style-name="T2">Text </text:span></text:p>
          </draw:text-box>
        </draw:frame>
        <draw:frame draw:style-name="gr10" draw:text-style-name="P1" draw:layer="layout" svg:width="3.658cm" svg:height="4.496cm" svg:x="18.672cm" svg:y="2.652cm">
          <draw:image xlink:href="Pictures/1000020100000083000000A2F5B58175F331B0D6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1.357cm" svg:y="2.652cm">
          <draw:image xlink:href="Pictures/10000201000000680000007D5C66F237A55B5B4F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586cm" svg:x="1.357cm" svg:y="13.7cm">
          <draw:image xlink:href="Pictures/1000020100000068000000828760D6ECEFAA2B51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1.357cm" svg:y="8.106cm">
          <draw:image xlink:href="Pictures/10000201000000680000007F599267E262F211EA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9.915cm" svg:y="2.652cm">
          <draw:image xlink:href="Pictures/10000201000000680000007D53A686233D750732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9.915cm" svg:y="8.106cm">
          <draw:image xlink:href="Pictures/10000201000000680000007F539BCCDBB59257D1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5.636cm" svg:y="2.652cm">
          <draw:image xlink:href="Pictures/10000201000000680000007DDAB4B840A856EC01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55cm" svg:x="5.636cm" svg:y="13.7cm">
          <draw:image xlink:href="Pictures/10000201000000680000008137AC9DE79B0CF759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5.636cm" svg:y="8.106cm">
          <draw:image xlink:href="Pictures/10000201000000680000007F39D4BFD6BB7530A3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14.193cm" svg:y="2.652cm">
          <draw:image xlink:href="Pictures/10000201000000680000007D93315DBE6D9C524D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515cm" svg:x="14.193cm" svg:y="13.7cm">
          <draw:image xlink:href="Pictures/1000020100000068000000800C9CAA77014EBBC6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14.193cm" svg:y="8.106cm">
          <draw:image xlink:href="Pictures/10000201000000680000007F5ADF19C7546AF06D.png" xlink:type="simple" xlink:show="embed" xlink:actuate="onLoad" draw:mime-type="image/png">
            <text:p/>
          </draw:image>
        </draw:frame>
        <draw:frame draw:style-name="gr11" draw:text-style-name="P1" draw:layer="layout" svg:width="3.658cm" svg:height="4.521cm" svg:x="18.672cm" svg:y="8.106cm">
          <draw:image xlink:href="Pictures/1000020100000083000000A2FB99DA19CC8A5A08.png" xlink:type="simple" xlink:show="embed" xlink:actuate="onLoad" draw:mime-type="image/png">
            <text:p/>
          </draw:image>
        </draw:frame>
        <draw:frame draw:style-name="gr10" draw:text-style-name="P1" draw:layer="layout" svg:width="3.658cm" svg:height="4.623cm" svg:x="18.672cm" svg:y="13.7cm">
          <draw:image xlink:href="Pictures/1000020100000083000000A649743B19A99D461D.png" xlink:type="simple" xlink:show="embed" xlink:actuate="onLoad" draw:mime-type="image/png">
            <text:p/>
          </draw:image>
        </draw:frame>
        <draw:frame draw:style-name="gr10" draw:text-style-name="P1" draw:layer="layout" svg:width="3.704cm" svg:height="4.515cm" svg:x="9.915cm" svg:y="13.7cm">
          <draw:image xlink:href="Pictures/100002010000006900000080428D2A475F90CD5E.png" xlink:type="simple" xlink:show="embed" xlink:actuate="onLoad" draw:mime-type="image/png">
            <text:p/>
          </draw:image>
        </draw:frame>
        <draw:line draw:style-name="gr12" draw:text-style-name="P1" draw:layer="layout" svg:x1="18.145cm" svg:y1="2.522cm" svg:x2="18.145cm" svg:y2="19.48cm">
          <text:p/>
        </draw:line>
        <draw:frame draw:style-name="gr13" draw:text-style-name="P7" draw:layer="layout" svg:width="1.632cm" svg:height="0.725cm" svg:x="18.145cm" svg:y="12.495cm">
          <draw:text-box>
            <text:p><text:span text:style-name="T4">vWFA</text:span></text:p>
          </draw:text-box>
        </draw:frame>
        <draw:line draw:style-name="gr14" draw:text-style-name="P1" draw:layer="layout" svg:x1="18.88cm" svg:y1="6.997cm" svg:x2="19.68cm" svg:y2="5.542cm">
          <text:p/>
        </draw:line>
        <draw:frame draw:style-name="gr15" draw:text-style-name="P7" draw:layer="layout" svg:width="1.319cm" svg:height="0.725cm" svg:x="18.145cm" svg:y="6.896cm">
          <draw:text-box>
            <text:p><text:span text:style-name="T4">PPA</text:span></text:p>
          </draw:text-box>
        </draw:frame>
        <draw:line draw:style-name="gr14" draw:text-style-name="P1" draw:layer="layout" svg:x1="19.097cm" svg:y1="12.495cm" svg:x2="19.18cm" svg:y2="11.443cm">
          <text:p/>
        </draw:line>
        <draw:frame draw:style-name="gr16" draw:text-style-name="P7" draw:layer="layout" svg:width="1.328cm" svg:height="0.725cm" svg:x="18.145cm" svg:y="17.796cm">
          <draw:text-box>
            <text:p><text:span text:style-name="T4">STS</text:span></text:p>
          </draw:text-box>
        </draw:frame>
        <draw:line draw:style-name="gr14" draw:text-style-name="P1" draw:layer="layout" svg:x1="18.78cm" svg:y1="17.892cm" svg:x2="19.081cm" svg:y2="16.143cm">
          <text:p/>
        </draw:line>
        <draw:frame draw:style-name="gr17" draw:text-style-name="P8" draw:layer="layout" svg:width="1.586cm" svg:height="0.645cm" svg:x="0.917cm" svg:y="6.696cm">
          <draw:text-box>
            <text:p><text:span text:style-name="T5">z = -12</text:span></text:p>
          </draw:text-box>
        </draw:frame>
        <draw:frame draw:style-name="gr17" draw:text-style-name="P8" draw:layer="layout" svg:width="1.586cm" svg:height="0.645cm" svg:x="0.905cm" svg:y="12.177cm">
          <draw:text-box>
            <text:p><text:span text:style-name="T5">z = </text:span><text:span text:style-name="T6">-</text:span><text:span text:style-name="T7">10</text:span></text:p>
          </draw:text-box>
        </draw:frame>
        <draw:frame draw:style-name="gr18" draw:text-style-name="P8" draw:layer="layout" svg:width="1.391cm" svg:height="0.645cm" svg:x="0.917cm" svg:y="18.01cm">
          <draw:text-box>
            <text:p><text:span text:style-name="T5">z = -6</text:span></text:p>
          </draw:text-box>
        </draw:frame>
        <draw:frame draw:style-name="gr19" draw:text-style-name="P9" draw:layer="layout" svg:width="4.168cm" svg:height="0.962cm" svg:x="7.527cm" svg:y="1.1cm">
          <draw:text-box>
            <text:p><text:span text:style-name="T8">Single Study</text:span></text:p>
          </draw:text-box>
        </draw:frame>
        <draw:frame draw:style-name="gr20" draw:text-style-name="P9" draw:layer="layout" svg:width="4.48cm" svg:height="1.597cm" svg:x="18.327cm" svg:y="1.1cm">
          <draw:text-box>
            <text:p><text:span text:style-name="T8">Meta-Analys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9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8:12:43.408974814</meta:creation-date>
    <dc:date>2022-03-30T15:21:05.869594383</dc:date>
    <meta:editing-duration>PT1H31M39S</meta:editing-duration>
    <meta:editing-cycles>17</meta:editing-cycles>
    <meta:generator>LibreOffice/7.0.6.2$Linux_X86_64 LibreOffice_project/00$Build-2</meta:generator>
    <meta:document-statistic meta:object-count="36"/>
  </office:meta>
</office:document-meta>
</file>